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language="en" fo:country="US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en" fo:country="US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language="en" fo:country="US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fo:language="en" fo:country="US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language="en" fo:country="US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language="en" fo:country="US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language="en" fo:country="US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fo:font-size="12pt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T12" style:family="text">
      <style:text-properties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language="en" fo:country="US" fo:font-style="normal" style:text-underline-style="solid" style:text-underline-type="double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size="12pt" fo:language="en" fo:country="US" fo:font-style="italic" style:text-underline-style="none" style:font-size-asian="12pt" style:font-style-asian="italic" style:font-size-complex="12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bug and Console System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4"><text:span text:style-name="T2">Description</text:span></text:p>
      <text:p text:style-name="P3"><text:span text:style-name="T3"/></text:p>
      <text:p text:style-name="P3"><text:span text:style-name="T3"/></text:p>
      <text:p text:style-name="P5"><text:span text:style-name="T2">Debug</text:span></text:p>
      <text:p text:style-name="P5"><text:span text:style-name="T3"/></text:p>
      <text:p text:style-name="P5"><text:span text:style-name="T3">The debug system allows the programmer to output debug information to a readable HTML file located in </text:span><text:span text:style-name="T5">logs\DebugLog.html.</text:span></text:p>
      <text:p text:style-name="P5"><text:span text:style-name="T7"/></text:p>
      <text:p text:style-name="P5"><text:span text:style-name="T7"/></text:p>
      <text:p text:style-name="P5"><text:span text:style-name="T8">Console</text:span></text:p>
      <text:p text:style-name="P5"><text:span text:style-name="T7"/></text:p>
      <text:p text:style-name="P5"><text:span text:style-name="T7">The console allows direct interaction with the game's functions, and outputs debug information as well as other internal game information</text:span></text:p>
      <text:p text:style-name="P14"><text:span text:style-name="T7">.</text:span></text:p>
      <text:p text:style-name="P14"><text:span text:style-name="T7"/></text:p>
      <text:p text:style-name="P14"><text:span text:style-name="T7"/></text:p>
      <text:p text:style-name="P16"><text:span text:style-name="T8">Commands for Debug</text:span></text:p>
      <text:p text:style-name="P15"><text:span text:style-name="T7"/></text:p>
      <text:p text:style-name="P6"><text:span text:style-name="T8">InitDebug()</text:span></text:p>
      <text:p text:style-name="P6"><text:span text:style-name="T7">This command will initialise the debug system. The old log file will be overwritten by a new one, and computer information will be output. Additionally it calls the function </text:span><text:span text:style-name="T8">InitConsole()</text:span><text:span text:style-name="T7">.</text:span></text:p>
      <text:p text:style-name="P6"><text:span text:style-name="T7"/></text:p>
      <text:p text:style-name="P6"><text:span text:style-name="T8">DebugOutput( Level , Message$ )</text:span></text:p>
      <text:p text:style-name="P7"><text:span text:style-name="T8">Will output debug information to the log file. The level specifies the severity of the information as follows:</text:span></text:p>
      <text:p text:style-name="P7"><text:span text:style-name="T8">0 – INFO</text:span></text:p>
      <text:p text:style-name="P7"><text:span text:style-name="T8">1 – NOTICE</text:span></text:p>
      <text:p text:style-name="P7"><text:span text:style-name="T8">2 – WARN</text:span></text:p>
      <text:p text:style-name="P7"><text:span text:style-name="T8">3 – ERROR</text:span></text:p>
      <text:p text:style-name="P7"><text:span text:style-name="T8">4 – DISASTER</text:span></text:p>
      <text:p text:style-name="P7"><text:span text:style-name="T8"/></text:p>
      <text:p text:style-name="P6"><text:span text:style-name="T8">LoadObject( filename$ , index )</text:span></text:p>
      <text:p text:style-name="P6"><text:span text:style-name="T7">Will safe-load an object from a file and output debug information. If for whatever reason the function fails, the game will still throw a runtime error.</text:span></text:p>
      <text:p text:style-name="P6"><text:span text:style-name="T7"/></text:p>
      <text:p text:style-name="P6"><text:span text:style-name="T8">LoadImage( filename$ , index )</text:span></text:p>
      <text:p text:style-name="P7"><text:span text:style-name="T8">Will safe-load an image from a file and output debug information. If for whatever reason the function fails, the game will still throw a runtime error.</text:span></text:p>
      <text:p text:style-name="P7"><text:span text:style-name="T8"/></text:p>
      <text:p text:style-name="P6"><text:span text:style-name="T8">LoadMusic( filename$ , index )</text:span></text:p>
      <text:p text:style-name="P6"><text:span text:style-name="T7">Will safe-load music from a file and output debug information. If for whatever reason the function fails, the game will still throw a runtime error.</text:span></text:p>
      <text:p text:style-name="P6"><text:span text:style-name="T7"/></text:p>
      <text:p text:style-name="P6"><text:soft-page-break/><text:span text:style-name="T8">LoadBitmap( filename$ , index )</text:span></text:p>
      <text:p text:style-name="P7"><text:span text:style-name="T8">Will safe-load a bitmap from a file and output debug information. If for whatever reason the function fails, the game will still throw a runtime error.</text:span></text:p>
      <text:p text:style-name="P7"><text:span text:style-name="T9"/></text:p>
      <text:p text:style-name="P7"><text:span text:style-name="T9">LoadEffect( filename$ , index )</text:span></text:p>
      <text:p text:style-name="P7"><text:span text:style-name="T8">Will safe-load an effect from a file and output debug information. If for whatever reason the function fails, the game will still throw a runtime error.</text:span></text:p>
      <text:p text:style-name="P7"><text:span text:style-name="T8"/></text:p>
      <text:p text:style-name="P6"><text:span text:style-name="T8">LoadCameraEffect( filename$ , index )</text:span></text:p>
      <text:p text:style-name="P6"><text:span text:style-name="T7">Will safe-load a camera effect from a file and output debug information. If for whatever reason the function fails, the game will still throw a runtime error.</text:span></text:p>
      <text:p text:style-name="P6"><text:span text:style-name="T7"/></text:p>
      <text:p text:style-name="P6"><text:span text:style-name="T8">OpenToRead( index , filename$ )</text:span></text:p>
      <text:p text:style-name="P7"><text:span text:style-name="T8">Will safe-load a file for reading and output debug information. If for whatever reason the function fails, the game will still throw a runtime error.</text:span></text:p>
      <text:p text:style-name="P7"><text:span text:style-name="T8"/></text:p>
      <text:p text:style-name="P6"><text:span text:style-name="T8">OpenToWrite( index , filename$ )</text:span></text:p>
      <text:p text:style-name="P7"><text:span text:style-name="T8">Will safe-load a file for writing and output debug information. If for whatever reason the function fails, the game will still throw a runtime error.</text:span></text:p>
      <text:p text:style-name="P7"><text:span text:style-name="T8"/></text:p>
      <text:p text:style-name="P7"><text:span text:style-name="T8"/></text:p>
      <text:p text:style-name="P17"><text:span text:style-name="T8">Commands for Console</text:span></text:p>
      <text:p text:style-name="P15"><text:span text:style-name="T8"/></text:p>
      <text:p text:style-name="P6"><text:span text:style-name="T8">InitConsole()</text:span></text:p>
      <text:p text:style-name="P7"><text:span text:style-name="T8">This function initialises the console system. Note that the </text:span><text:span text:style-name="T9">InitDebug()</text:span><text:span text:style-name="T8"> function already calls this function.</text:span></text:p>
      <text:p text:style-name="P7"><text:span text:style-name="T8"/></text:p>
      <text:p text:style-name="P6"><text:span text:style-name="T8">DisableConsole()</text:span></text:p>
      <text:p text:style-name="P7"><text:span text:style-name="T8">Will disable the console toggle button so no one can access it.</text:span></text:p>
      <text:p text:style-name="P7"><text:span text:style-name="T8"/></text:p>
      <text:p text:style-name="P8">EnableConsole()</text:p>
      <text:p text:style-name="P8"><text:span text:style-name="T1">Will enable the console toggle button so you can access it with &lt;insert&gt;.</text:span></text:p>
      <text:p text:style-name="P8"><text:span text:style-name="T1"/></text:p>
      <text:p text:style-name="P8">ControlGetEntry()</text:p>
      <text:p text:style-name="P8"><text:span text:style-name="T1">Is called once every loop as long as CTRL.GetEntry = 1. It controls toggling the console and text input from the user.</text:span></text:p>
      <text:p text:style-name="P8"><text:span text:style-name="T1"/></text:p>
      <text:p text:style-name="P8">ControlConsole()</text:p>
      <text:p text:style-name="P8"><text:span text:style-name="T1">Is called once every loop as long as CTRL.Console = 1. It controls the actual rendering of the console and text.</text:span></text:p>
      <text:p text:style-name="P8"><text:span text:style-name="T1"/></text:p>
      <text:p text:style-name="P8">ProcessEntry( command$ )</text:p>
      <text:p text:style-name="P8"><text:span text:style-name="T1">Will process a command entered into the console and attempt to execute it. A list of commands can be found in the document </text:span><text:span text:style-name="T6">docs\ConsoleCommands.odt</text:span></text:p>
      <text:p text:style-name="P9"><text:span text:style-name="T1"/></text:p>
      <text:p text:style-name="P9">AddTextToConsole( text$ , color , flag , refresh )</text:p>
      <text:p text:style-name="P10">Will add a line of text to the bottom of the console, shifting the rest up.</text:p>
      <text:p text:style-name="P10">Text$ specifies the text to add.</text:p>
      <text:p text:style-name="P10">Color specifies the colour of the text (doesn't support alpha channel).</text:p>
      <text:p text:style-name="P10">Flag specifies the severity of the message as follows:</text:p>
      <text:p text:style-name="P18">0 – [USER]</text:p>
      <text:p text:style-name="P18">1 – [INFO]</text:p>
      <text:p text:style-name="P18">2 – [ERROR]</text:p>
      <text:p text:style-name="P18">3 – [SEVERE]</text:p>
      <text:p text:style-name="P18">4 – [DEBUG]</text:p>
      <text:p text:style-name="P10">refresh specifies whether the console should refresh it's text when this function is called.</text:p>
      <text:p text:style-name="P10"/>
      <text:p text:style-name="P12"><text:span text:style-name="T10">LoadScript( filename$ , Index )</text:span></text:p>
      <text:p text:style-name="P13"><text:span text:style-name="T11">Will load a script from a file into the specified index. A script is much like using the console directly, except multiple commands at once. A list of commands can be found in the document </text:span><text:span text:style-name="T14">docx\ConsoleCommands.odt</text:span><text:span text:style-name="T11">.</text:span></text:p>
      <text:p text:style-name="P13"><text:span text:style-name="T11"/></text:p>
      <text:p text:style-name="P11"><text:span text:style-name="T11">RunScript( Index )</text:span></text:p>
      <text:p text:style-name="P13"><text:span text:style-name="T11">Will run a script with the specified index.</text:span></text:p>
      <text:p text:style-name="P13"><text:span text:style-name="T11"/></text:p>
      <text:p text:style-name="P11"><text:span text:style-name="T11">StopScript( Index )</text:span></text:p>
      <text:p text:style-name="P11"><text:span text:style-name="T12">Will stop a script with the specified index.</text:span></text:p>
      <text:p text:style-name="P11"><text:span text:style-name="T12"/></text:p>
      <text:p text:style-name="P11"><text:span text:style-name="T11">ControlScript()</text:span></text:p>
      <text:p text:style-name="P11"><text:span text:style-name="T12">Is called every loop as long as CTRL.Script = 1. It controls the execution of any active scrip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 Murray</meta:initial-creator>
    <meta:creation-date>2012-04-25T07:52:20.54</meta:creation-date>
    <dc:date>2012-04-25T12:31:01.89</dc:date>
    <dc:creator>Alex Murray</dc:creator>
    <meta:editing-duration>PT4H38M38S</meta:editing-duration>
    <meta:editing-cycles>4</meta:editing-cycles>
    <meta:generator>OpenOffice.org/3.3$Win32 OpenOffice.org_project/330m20$Build-9567</meta:generator>
    <meta:document-statistic meta:table-count="0" meta:image-count="0" meta:object-count="0" meta:page-count="3" meta:paragraph-count="65" meta:word-count="644" meta:character-count="3826"/>
  </office:meta>
</office:document-meta>
</file>